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pos de ficheros segun su uso:</text:p>
      <text:p text:style-name="Standard"/>
      <text:p text:style-name="Standard">PERMANENTES:</text:p>
      <text:p text:style-name="Standard"/>
      <text:list xml:id="list3843009360351852508" text:style-name="L2">
        <text:list-item>
          <text:p text:style-name="P1">Maestros</text:p>
        </text:list-item>
        <text:list-item>
          <text:p text:style-name="P1">Constantes</text:p>
        </text:list-item>
        <text:list-item>
          <text:p text:style-name="P1">Históricos</text:p>
        </text:list-item>
      </text:list>
      <text:p text:style-name="Standard"/>
      <text:p text:style-name="Standard">TEMPORALES:</text:p>
      <text:p text:style-name="Standard"/>
      <text:list xml:id="list5662384441696825372" text:style-name="L3">
        <text:list-item>
          <text:p text:style-name="P2">De movimiento</text:p>
        </text:list-item>
        <text:list-item>
          <text:p text:style-name="P2">De maniobra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5S</meta:editing-duration>
    <meta:editing-cycles>5</meta:editing-cycles>
    <meta:generator>OpenOffice/4.1.3$Win32 OpenOffice.org_project/413m1$Build-9783</meta:generator>
    <dc:date>2018-10-02T13:56:57.90</dc:date>
    <dc:creator>Ruben Diaz Duran</dc:creator>
    <meta:document-statistic meta:table-count="0" meta:image-count="0" meta:object-count="0" meta:page-count="1" meta:paragraph-count="8" meta:word-count="20" meta:character-count="111"/>
    <meta:user-defined meta:name="Info 1"/>
    <meta:user-defined meta:name="Info 2"/>
    <meta:user-defined meta:name="Info 3"/>
    <meta:user-defined meta:name="Info 4"/>
  </office:meta>
</office:document-meta>
</file>